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aa0e0" officeooo:paragraph-rsid="001aa0e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aa0e0" officeooo:paragraph-rsid="001aa0e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aa0e0" officeooo:paragraph-rsid="001aa0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aa0e0" officeooo:paragraph-rsid="001aa0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bb6d4" officeooo:paragraph-rsid="001bb6d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e60e" officeooo:paragraph-rsid="001de60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ec1fd" officeooo:paragraph-rsid="001ec1f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712ca" officeooo:paragraph-rsid="002712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8c75c" officeooo:paragraph-rsid="0028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e4ad7" officeooo:paragraph-rsid="002e4ad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fcdbf" officeooo:paragraph-rsid="002fcdb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28bd3" officeooo:paragraph-rsid="00328bd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44ed7" officeooo:paragraph-rsid="00344e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77f15" officeooo:paragraph-rsid="00377f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712ca" officeooo:paragraph-rsid="002712c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9897c" officeooo:paragraph-rsid="0044171d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b0bc5" officeooo:paragraph-rsid="003b0bc5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d9699" officeooo:paragraph-rsid="003d9699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f8039" officeooo:paragraph-rsid="003f8039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178b4" officeooo:paragraph-rsid="004178b4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29da4" officeooo:paragraph-rsid="00429da4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4171d" officeooo:paragraph-rsid="0044171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5dc6d" officeooo:paragraph-rsid="0045dc6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7546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9fde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712ca" officeooo:paragraph-rsid="002712ca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39897c" officeooo:paragraph-rsid="0039897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45dc6d" officeooo:paragraph-rsid="0045dc6d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37f1" officeooo:paragraph-rsid="001d37f1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35975" officeooo:paragraph-rsid="00235975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509c7" officeooo:paragraph-rsid="002509c7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59" style:family="paragraph" style:parent-style-name="Standard" style:list-style-name="L8">
      <style:paragraph-properties fo:text-align="start" style:justify-single-word="false" fo:break-before="pag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60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c9db5" officeooo:paragraph-rsid="002c9db5" style:font-size-asian="10.5pt" style:font-weight-asian="normal" style:font-size-complex="12pt" style:font-weight-complex="normal"/>
    </style:style>
    <style:style style:name="P61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62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64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66" style:family="paragraph" style:parent-style-name="Standard" style:list-style-name="L13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67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68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70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71" style:family="paragraph" style:parent-style-name="Standard" style:list-style-name="L17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c338a" officeooo:paragraph-rsid="004c338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c338a" officeooo:paragraph-rsid="004c338a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4aee10" officeooo:paragraph-rsid="004aee10" style:font-size-asian="10.5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officeooo:rsid="001d37f1" officeooo:paragraph-rsid="001d37f1"/>
    </style:style>
    <style:style style:name="P77" style:family="paragraph" style:parent-style-name="Standard" style:list-style-name="L4">
      <style:paragraph-properties fo:text-align="start" style:justify-single-word="false"/>
      <style:text-properties style:text-underline-style="none" officeooo:rsid="001de60e" officeooo:paragraph-rsid="001de60e"/>
    </style:style>
    <style:style style:name="P78" style:family="paragraph" style:parent-style-name="Standard" style:list-style-name="L5">
      <style:paragraph-properties fo:text-align="start" style:justify-single-word="false"/>
      <style:text-properties style:text-underline-style="none" officeooo:rsid="0020b9da" officeooo:paragraph-rsid="0020b9da"/>
    </style:style>
    <style:style style:name="T1" style:family="text">
      <style:text-properties officeooo:rsid="001bb6d4"/>
    </style:style>
    <style:style style:name="T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bb6d4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de60e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ec1fd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22972e" style:font-size-asian="10.5pt" style:font-weight-asian="normal" style:font-size-complex="12pt" style:font-weight-complex="normal"/>
    </style:style>
    <style:style style:name="T8" style:family="text">
      <style:text-properties officeooo:rsid="002509c7"/>
    </style:style>
    <style:style style:name="T9" style:family="text">
      <style:text-properties officeooo:rsid="002c9db5"/>
    </style:style>
    <style:style style:name="T10" style:family="text">
      <style:text-properties officeooo:rsid="002e4ad7"/>
    </style:style>
    <style:style style:name="T11" style:family="text">
      <style:text-properties officeooo:rsid="002f4f08"/>
    </style:style>
    <style:style style:name="T12" style:family="text">
      <style:text-properties officeooo:rsid="002fcdbf"/>
    </style:style>
    <style:style style:name="T13" style:family="text">
      <style:text-properties officeooo:rsid="003b0bc5"/>
    </style:style>
    <style:style style:name="T14" style:family="text">
      <style:text-properties officeooo:rsid="003ceeb5"/>
    </style:style>
    <style:style style:name="T15" style:family="text">
      <style:text-properties officeooo:rsid="003f8039"/>
    </style:style>
    <style:style style:name="T16" style:family="text">
      <style:text-properties officeooo:rsid="0047546b"/>
    </style:style>
    <style:style style:name="T17" style:family="text">
      <style:text-properties officeooo:rsid="00491743"/>
    </style:style>
    <style:style style:name="T18" style:family="text">
      <style:text-properties officeooo:rsid="0049fde5"/>
    </style:style>
    <style:style style:name="T19" style:family="text">
      <style:text-properties officeooo:rsid="004ae136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underline-style="solid" style:text-underline-width="auto" style:text-underline-color="font-color" officeooo:rsid="00491743"/>
    </style:style>
    <style:style style:name="T22" style:family="text">
      <style:text-properties officeooo:rsid="004c33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3</text:p>
      <text:p text:style-name="P1"/>
      <text:p text:style-name="P2">El sistema operativo</text:p>
      <text:p text:style-name="P3"/>
      <text:p text:style-name="P4">El software de un sistema informático</text:p>
      <text:p text:style-name="P15"/>
      <text:p text:style-name="P15">Software de aplicación: Controla el funcionamiento del ordenador</text:p>
      <text:list xml:id="list1827782638" text:style-name="L1">
        <text:list-item>
          <text:p text:style-name="P45">Software estándar: De uso general, procesador textos...</text:p>
        </text:list-item>
        <text:list-item>
          <text:p text:style-name="P45">Software a medida: Especializado, gestión empresa…</text:p>
        </text:list-item>
      </text:list>
      <text:p text:style-name="P15"/>
      <text:p text:style-name="P15">Software de sistema: SO <text:span text:style-name="T1">el </text:span>más importante. <text:span text:style-name="T1">Controla y gestiona recursos y programas PC</text:span></text:p>
      <text:list xml:id="list1298049122" text:style-name="L2">
        <text:list-item>
          <text:p text:style-name="P46">Drivers: Intermediarios entre el SO y los periféricos</text:p>
        </text:list-item>
        <text:list-item>
          <text:p text:style-name="P46">Utilidades: Ayudan a administrar el PC</text:p>
        </text:list-item>
        <text:list-item>
          <text:p text:style-name="P46">Software de programación: Construyen aplicaciones.</text:p>
        </text:list-item>
      </text:list>
      <text:p text:style-name="P16"/>
      <text:p text:style-name="P5">Definición SO</text:p>
      <text:p text:style-name="P16"/>
      <text:p text:style-name="P16">Conjunto de programas que permite gestionar los recursos del PC y facilita uso.</text:p>
      <text:list xml:id="list1619245580" text:style-name="L3">
        <text:list-item>
          <text:p text:style-name="P47">El software es el intermediario entre el usuario y el hardware.</text:p>
        </text:list-item>
        <text:list-item>
          <text:p text:style-name="P76"><text:span text:style-name="T3">N</text:span><text:span text:style-name="T2">i aplicaciones ni usuario interactúan directamente con el hardware solo el SO</text:span></text:p>
        </text:list-item>
        <text:list-item>
          <text:p text:style-name="P48">Partes del SO</text:p>
          <text:list>
            <text:list-item>
              <text:p text:style-name="P48">La interfaz: De tipo grafico o de texto</text:p>
            </text:list-item>
            <text:list-item>
              <text:p text:style-name="P48">El núcleo Controla el hardware a través de drivers</text:p>
            </text:list-item>
          </text:list>
        </text:list-item>
        <text:list-item>
          <text:p text:style-name="P48">Objetivo del SO</text:p>
          <text:list>
            <text:list-item>
              <text:p text:style-name="P48">Manejar el hardware eficientemente </text:p>
            </text:list-item>
            <text:list-item>
              <text:p text:style-name="P48">Facilitar el uso del ordenador al usuario.</text:p>
            </text:list-item>
          </text:list>
        </text:list-item>
        <text:list-item>
          <text:p text:style-name="P76"><text:span text:style-name="T2">Interfaz de usuario: Permite interactuar con el ordenador. </text:span><text:span text:style-name="T4">Parte mas externa del SO Envía ordenes del usuario al núcleo para ejecutarlas. Dos tipos.</text:span></text:p>
          <text:list>
            <text:list-item>
              <text:p text:style-name="P49">De linea de comandos: Teclear y conocer ordenes.</text:p>
            </text:list-item>
            <text:list-item>
              <text:p text:style-name="P49">Interfaz gráfica: Sin ordenes, fácil e intuitiva. Características:</text:p>
              <text:list>
                <text:list-item>
                  <text:p text:style-name="P49">Entorno de ventanas, iconos, menú desplegable, escritorio digital…</text:p>
                </text:list-item>
              </text:list>
            </text:list-item>
          </text:list>
        </text:list-item>
      </text:list>
      <text:p text:style-name="P17"/>
      <text:p text:style-name="P6">Funciones del SO</text:p>
      <text:list xml:id="list2999850764" text:style-name="L4">
        <text:list-item>
          <text:p text:style-name="P50">Administrar el procesador: reparte CPU entre todos los procesos.</text:p>
        </text:list-item>
        <text:list-item>
          <text:p text:style-name="P50">Administración de memoria: Gestiona el almacenamiento y gestión del espacio.</text:p>
        </text:list-item>
        <text:list-item>
          <text:p text:style-name="P77"><text:span text:style-name="T5">Gestión dispositivos E/S: </text:span><text:span text:style-name="T6">Mediante el uso de drivers.</text:span></text:p>
        </text:list-item>
        <text:list-item>
          <text:p text:style-name="P51">Administración de archivos: Diseña la forma de guardar toda la información mediante el uso de directorios.</text:p>
        </text:list-item>
        <text:list-item>
          <text:p text:style-name="P51">Detección y tratamiento de errores: Diagnostica y soluciona (si puede) errores.</text:p>
        </text:list-item>
        <text:list-item>
          <text:p text:style-name="P51">Seguridad y protección del sistema:</text:p>
          <text:list>
            <text:list-item>
              <text:p text:style-name="P51">Autenticación: Garantiza identidad de usuarios</text:p>
            </text:list-item>
            <text:list-item>
              <text:p text:style-name="P51">Privilegios Que puede usar cada usuario.</text:p>
            </text:list-item>
          </text:list>
        </text:list-item>
        <text:list-item>
          <text:p text:style-name="P51">Control de redes: Gestiona redes, permisos y usuarios. Protección contra virus.</text:p>
        </text:list-item>
      </text:list>
      <text:p text:style-name="P18"/>
      <text:p text:style-name="P7">Clasificación de los SO</text:p>
      <text:list xml:id="list1714940497" text:style-name="L5">
        <text:list-item>
          <text:p text:style-name="P78"><text:span text:style-name="T5">Por tiempo de respuesta: Lo que tar</text:span><text:span text:style-name="T7">d</text:span><text:span text:style-name="T5">a el SO </text:span><text:span text:style-name="T7">en dar una respuesta a una petición.</text:span></text:p>
          <text:list>
            <text:list-item>
              <text:p text:style-name="P52">Por lotes: Ejecuta una lista de comandos del SO sin intervención del usuario cargando un programa en memoria, ejecutándolo, guardándolo y cargando otro.</text:p>
              <text:list>
                <text:list-item>
                  <text:p text:style-name="P52">Datos son remitidos todos juntos, sin interacción, Largo tiempo ejecución.</text:p>
                </text:list-item>
              </text:list>
            </text:list-item>
          </text:list>
        </text:list-item>
      </text:list>
      <text:p text:style-name="P19"/>
      <text:list xml:id="list170647522307544" text:continue-numbering="true" text:style-name="L5">
        <text:list-item>
          <text:list>
            <text:list-item>
              <text:p text:style-name="P53"><text:soft-page-break/>De tiempo compartido: Varias personas lo usan al mismo tiempo.</text:p>
              <text:list>
                <text:list-item>
                  <text:p text:style-name="P53">Ejecuta programas por separado, <text:span text:style-name="T8">r</text:span>ecursos compartidos por usuarios, <text:span text:style-name="T8">gra</text:span>n carga de trabajo para el SO</text:p>
                </text:list-item>
              </text:list>
            </text:list-item>
            <text:list-item>
              <text:p text:style-name="P53">De tiempo real: Procesa las ordenes al instante</text:p>
              <text:list>
                <text:list-item>
                  <text:p text:style-name="P53">No comparte procesador, <text:span text:style-name="T8">respuestas rápidas, procesos de muchos sucesos</text:span></text:p>
                </text:list-item>
              </text:list>
            </text:list-item>
          </text:list>
        </text:list-item>
      </text:list>
      <text:p text:style-name="P16"/>
      <text:list xml:id="list170647570773056" text:continue-numbering="true" text:style-name="L5">
        <text:list-item>
          <text:p text:style-name="P54">Por forma de ofrecer los servicios</text:p>
          <text:list>
            <text:list-item>
              <text:p text:style-name="P54">SO centralizados: Un PC hace procesamientos y terminales se conectan a este.</text:p>
            </text:list-item>
            <text:list-item>
              <text:p text:style-name="P54">SO en red: PCs se pasan archivos unos a otros. FTP por internet</text:p>
            </text:list-item>
            <text:list-item>
              <text:p text:style-name="P54">SO distribuidos: Acceso a recursos remotos y locales. </text:p>
              <text:list>
                <text:list-item>
                  <text:p text:style-name="P54">Migración de datos y procesos bajo el control del SO, permite trabajo conjunto entre PCs, sistemas muy confiables.</text:p>
                </text:list-item>
              </text:list>
            </text:list-item>
          </text:list>
        </text:list-item>
      </text:list>
      <text:p text:style-name="P16"/>
      <text:list xml:id="list170647678427158" text:continue-numbering="true" text:style-name="L5">
        <text:list-item>
          <text:p text:style-name="P55">Por número de procesadores: </text:p>
          <text:list>
            <text:list-item>
              <text:p text:style-name="P55">SO multiproceso: varios procesadores, comparten memoria y reloj</text:p>
              <text:list>
                <text:list-item>
                  <text:p text:style-name="P55">Multiprocesamiento simétrico: <text:s/>cada procesador ejecuta una copia del SO</text:p>
                </text:list-item>
                <text:list-item>
                  <text:p text:style-name="P55">Multiprocesamiento asimétrico: Un procesador master asigna tareas al resto.</text:p>
                </text:list-item>
              </text:list>
            </text:list-item>
          </text:list>
        </text:list-item>
      </text:list>
      <text:p text:style-name="P20"/>
      <text:list xml:id="list170647122177509" text:continue-numbering="true" text:style-name="L5">
        <text:list-item>
          <text:p text:style-name="P55">Por número de procesos o tareas</text:p>
          <text:list>
            <text:list-item>
              <text:p text:style-name="P55">Monotarea (un programa a la vez), Multitarea (se reparte entre varios)</text:p>
            </text:list-item>
          </text:list>
        </text:list-item>
      </text:list>
      <text:p text:style-name="P20"/>
      <text:p text:style-name="P20"/>
      <text:p text:style-name="P42">Introducción al sistema operativo Windows</text:p>
      <text:p text:style-name="P21"/>
      <text:p text:style-name="P21">Windows es el SO con una interfaz grafica, puede ser mono, pseudo o multitarea dependiendo de la versión de este.</text:p>
      <text:p text:style-name="P21">Wind 95 y 98 inician en MS-DOS, de XP en adelante tiene su propio núcleo y son multitarea por el multiprocesamiento asimétrico.</text:p>
      <text:p text:style-name="P21"/>
      <text:p text:style-name="P8">Periféricos de Windows</text:p>
      <text:list xml:id="list2504971492" text:style-name="L6">
        <text:list-item>
          <text:p text:style-name="P56">Ratón: Gestiona interfaz gráfica</text:p>
        </text:list-item>
        <text:list-item>
          <text:p text:style-name="P56">Teclado: Para escritura, posee teclas especificas para Windows.</text:p>
        </text:list-item>
      </text:list>
      <text:p text:style-name="P22"/>
      <text:p text:style-name="P9">Elementos de Windows</text:p>
      <text:list xml:id="list1142633706" text:style-name="L7">
        <text:list-item>
          <text:p text:style-name="P57">Interfaz en modo grafico: Al iniciar el SO aparece el escritorio.</text:p>
          <text:list>
            <text:list-item>
              <text:p text:style-name="P57">Contiene iconos que representan objetos, ventanas, una barra de tareas configurable y elementos (gadgets)</text:p>
            </text:list-item>
          </text:list>
        </text:list-item>
        <text:list-item>
          <text:p text:style-name="P57">Interfaz en modo gráfico: Llamado símbolo del sistema emplea comandos </text:p>
        </text:list-item>
      </text:list>
      <text:p text:style-name="P22"/>
      <text:p text:style-name="P9">Características de los directorios</text:p>
      <text:list xml:id="list3226268547" text:style-name="L8">
        <text:list-item>
          <text:p text:style-name="P58">Conjunto de archivos agrupados según su contenido</text:p>
          <text:list>
            <text:list-item>
              <text:p text:style-name="P58">Almacena información de otros archivos o directorios, </text:p>
            </text:list-item>
            <text:list-item>
              <text:p text:style-name="P58">No existen dos directorio en misma ruta con mismo nombre</text:p>
            </text:list-item>
            <text:list-item>
              <text:p text:style-name="P58">No puede tener algunos caracteres especiales</text:p>
            </text:list-item>
            <text:list-item>
              <text:p text:style-name="P58">La raíz es el primer directorio el resto parten de ella.</text:p>
            </text:list-item>
          </text:list>
        </text:list-item>
        <text:list-item>
          <text:p text:style-name="P58">Características:</text:p>
          <text:list>
            <text:list-item>
              <text:p text:style-name="P58">Identificación: Nombre (obligatorio), sin extensión</text:p>
            </text:list-item>
            <text:list-item>
              <text:p text:style-name="P58">Propiedades: Tamaño, Ubicación</text:p>
            </text:list-item>
            <text:list-item>
              <text:p text:style-name="P58">Información: Fecha de creación, atributos</text:p>
            </text:list-item>
          </text:list>
        </text:list-item>
      </text:list>
      <text:p text:style-name="P23"/>
      <text:list xml:id="list170646388082313" text:continue-numbering="true" text:style-name="L8">
        <text:list-item>
          <text:p text:style-name="P59">Atributos: Propiedades o permisos sobre la carpeta</text:p>
          <text:list>
            <text:list-item>
              <text:p text:style-name="P58">Solo lectura (R) No se puede borrar o modificar, solo leer.</text:p>
            </text:list-item>
            <text:list-item>
              <text:p text:style-name="P58">De archivo (A) Informa si se ha modificado</text:p>
            </text:list-item>
            <text:list-item>
              <text:p text:style-name="P60">Oculto <text:span text:style-name="T10">(H)</text:span>: Está pero no es visible</text:p>
            </text:list-item>
            <text:list-item>
              <text:p text:style-name="P58">De sistema (S) <text:span text:style-name="T9">Indica que es de sistema y tiene (A) y (H)</text:span></text:p>
            </text:list-item>
          </text:list>
        </text:list-item>
        <text:list-item>
          <text:p text:style-name="P61">Operaciones con directorios:</text:p>
          <text:list>
            <text:list-item>
              <text:p text:style-name="P61">Creación, consulta, actualización, borrado, renombrado.</text:p>
            </text:list-item>
          </text:list>
        </text:list-item>
      </text:list>
      <text:p text:style-name="P24"/>
      <text:p text:style-name="P10">Directorios especiales</text:p>
      <text:list xml:id="list2227723413" text:style-name="L9">
        <text:list-item>
          <text:p text:style-name="P62">Raíz: Inicial, uno por unidad, una letra por unidad de almacenamiento.</text:p>
        </text:list-item>
        <text:list-item>
          <text:p text:style-name="P62">Actual: en el que estamos ( . )</text:p>
        </text:list-item>
        <text:list-item>
          <text:p text:style-name="P62">Padre: Directorio anterior e inmediato al actual, raíz no tiene padre.</text:p>
        </text:list-item>
      </text:list>
      <text:p text:style-name="P24"/>
      <text:p text:style-name="P10">Operaciones <text:span text:style-name="T12">sobre </text:span>directorios</text:p>
      <text:list xml:id="list3048416736" text:style-name="L10">
        <text:list-item>
          <text:p text:style-name="P63">En modo gráfico <text:span text:style-name="T11">y texto</text:span> podemos: Crear carpetas, ver su contenido, eliminar carpetas copiar y mover, cambiar nombre, visualizar o cambiar atributos.</text:p>
        </text:list-item>
      </text:list>
      <text:p text:style-name="P24"/>
      <text:p text:style-name="P11">Características de los archivos</text:p>
      <text:list xml:id="list863202537" text:style-name="L11">
        <text:list-item>
          <text:p text:style-name="P64">Representan una colección de información</text:p>
          <text:list>
            <text:list-item>
              <text:p text:style-name="P64">Deben tener un formato y ser de un tipo</text:p>
            </text:list-item>
            <text:list-item>
              <text:p text:style-name="P64">Poseen información del archivo (fecha creación, modificación, acceso, atributos)</text:p>
            </text:list-item>
            <text:list-item>
              <text:p text:style-name="P64">Tamaño y ubicación</text:p>
            </text:list-item>
            <text:list-item>
              <text:p text:style-name="P64">Ejecutables y no ejecutables</text:p>
            </text:list-item>
            <text:list-item>
              <text:p text:style-name="P64">Independientes pero interrelacionados</text:p>
            </text:list-item>
            <text:list-item>
              <text:p text:style-name="P64">Almacenan información permanente</text:p>
            </text:list-item>
            <text:list-item>
              <text:p text:style-name="P64">Usados por uno o varios programas</text:p>
            </text:list-item>
          </text:list>
        </text:list-item>
      </text:list>
      <text:p text:style-name="P25"/>
      <text:p text:style-name="P12">Operaciones organización y compresión de archivos</text:p>
      <text:list xml:id="list1602164010" text:style-name="L12">
        <text:list-item>
          <text:p text:style-name="P65">Operaciones: Creación, consulta, actualización, borrado, renombrado.</text:p>
        </text:list-item>
        <text:list-item>
          <text:p text:style-name="P65">Organización: Deben tener nombre, ubicación, sin distinción entre mayúsculas y minúsculas, en misma ruta no puede hacer nombres iguales, jerarquía de carpetas.</text:p>
        </text:list-item>
        <text:list-item>
          <text:p text:style-name="P65">Compresión: ocupa menos espacio, solo con programas adecuados</text:p>
        </text:list-item>
      </text:list>
      <text:p text:style-name="P26"/>
      <text:p text:style-name="P13">Operaciones con archivos</text:p>
      <text:list xml:id="list3885356948" text:style-name="L13">
        <text:list-item>
          <text:p text:style-name="P66">Crear un archivo: Crearlo en una estructura de archivos dándole nombre, extensión</text:p>
        </text:list-item>
        <text:list-item>
          <text:p text:style-name="P66">Ver su contenido: Editándolo con un programa o una orden.</text:p>
        </text:list-item>
        <text:list-item>
          <text:p text:style-name="P66">Imprimirlo, renombrarlo, copiarlo o moverlo, eliminar archivos, asignar atributos.</text:p>
        </text:list-item>
      </text:list>
      <text:p text:style-name="P27"/>
      <text:p text:style-name="P14">Gestión de discos</text:p>
      <text:list xml:id="list111909326" text:style-name="L14">
        <text:list-item>
          <text:p text:style-name="P67">Dar formato a unidades de almacenamiento, podemos borrar la unidad, crear un disco de inicio, redimensionar la unidad.</text:p>
        </text:list-item>
        <text:list-item>
          <text:p text:style-name="P67">Defragmentar los discos: Organiza los clusters del disco y mejora velocidad</text:p>
        </text:list-item>
        <text:list-item>
          <text:p text:style-name="P67">Liberar espacio en el disco: Borra archivos no usado y mejora velocidad.</text:p>
        </text:list-item>
        <text:list-item>
          <text:p text:style-name="P67">Comprobación de discos: Busca y trata de reparar errores en el disco.</text:p>
        </text:list-item>
        <text:list-item>
          <text:p text:style-name="P67">Convertir sistema de archivos: pasa de FAT a NTFS</text:p>
        </text:list-item>
      </text:list>
      <text:p text:style-name="P28"/>
      <text:p text:style-name="P20"/>
      <text:p text:style-name="P43">Comandos básicos MS-DOS</text:p>
      <text:p text:style-name="P29"/>
      <text:p text:style-name="P31">ATTRIB: Muestra o cambia atributos. + ó – R, A, S, H</text:p>
      <text:p text:style-name="P31">CD/CHDIR: Cambia de directorio. /, .., “ruta”</text:p>
      <text:p text:style-name="P31">CHKDSK: Comprueba errores. (/F corrige errores), (/R encuentra y recupera sectores <text:tab/>dañados), (/V muestra mensaje error), <text:span text:style-name="T13">(/X obliga a desmontarse al volumen)</text:span></text:p>
      <text:p text:style-name="P32">CLS: Borra la pantalla</text:p>
      <text:p text:style-name="P32">COLOR: Cambia color pantalla y letras, dos cifras en hexadecimal.</text:p>
      <text:p text:style-name="P32">COMP: Compara contenido dos archivos (/C distingue mayúsculas. y minúsculas.)</text:p>
      <text:p text:style-name="P32">COPY: Copia uno o mas archivos. Incluir ruta</text:p>
      <text:p text:style-name="P32">DATE: Establece fecha. (/T solo la muestra)</text:p>
      <text:p text:style-name="P32">DEL/ERASE: Elimina archivos (/S elimina todo lo de la carpeta), (/F borra archivos solo de <text:tab/>lectura) (/A atributo ó -atributo, elimina archivos con ese atributo o no)</text:p>
      <text:p text:style-name="P32">DIR: <text:span text:style-name="T14">Muestra archivos y directorios (/A:R, A ,S, H; muestra los del atributo seleccionado), <text:tab/>(/P hace pausa si llena pantalla), (/S muestra subdirectorios y carpetas)</text:span></text:p>
      <text:p text:style-name="P33">DOSKEY: Memoriza comandos de Windows (/H muestra el historial)</text:p>
      <text:p text:style-name="P33">ECHO: Muestra mensajes, se puede activar o desactivar, genera archivos con redirección</text:p>
      <text:p text:style-name="P33">EXIT: Sale de la consola de comandos. (/B abandona el archivo bat actual)</text:p>
      <text:p text:style-name="P33">FC: compara dos archivos y muestra diferencias</text:p>
      <text:p text:style-name="P33">FINDSTR: Busca cadenas de texto</text:p>
      <text:p text:style-name="P33">FORMAT: <text:span text:style-name="T15">Da formato a unidades (/Q mas rápido)</text:span></text:p>
      <text:p text:style-name="P34">GETMAC: Muestra dirección MAC del equipo.</text:p>
      <text:p text:style-name="P35">HELP: Muestra informacion de comandos.</text:p>
      <text:p text:style-name="P35">LABEL: Muestra, cambia o elimina la etiqueta del volumen de un disco.</text:p>
      <text:p text:style-name="P36">MD/MKDIR: Crea un directorio. Con espacios creamos varios directorios al mismo nivel.</text:p>
      <text:p text:style-name="P36">MORE: Muestra la informacion por pantalla.</text:p>
      <text:p text:style-name="P36">MOVE: Mueve uno o mas archivos a un directorio de la unidad</text:p>
      <text:p text:style-name="P36">MSINFO32: Muestra datos técnicos del equipo.</text:p>
      <text:p text:style-name="P36">PING: Comprueba la conexión de red.</text:p>
      <text:p text:style-name="P37">PROMT: Cambia el símbolo de comandos de Windows</text:p>
      <text:p text:style-name="P37">RD/RMDIR: Elimina directorios vacíos. (/S elimina todo), (/Q no pide confirmación)</text:p>
      <text:p text:style-name="P37">RENAME: Cambia el nombre de uno o más archivos</text:p>
      <text:p text:style-name="P37">SHUTDOWN: Apaga el equipo</text:p>
      <text:p text:style-name="P37">SORT: Ordena resultados de un comando</text:p>
      <text:p text:style-name="P37">SYSTEMINFO: Muestra propiedades y configuración del equipo.</text:p>
      <text:p text:style-name="P37">TIME: Establece hora del sistema (/T solo muestra hora)</text:p>
      <text:p text:style-name="P37">TREE: Muestra estructura de directorios (/F muestra también ficheros)</text:p>
      <text:p text:style-name="P37">TYPE: Muestra el contenido de un archivo de texto por pantalla. Puede redireccionarse.</text:p>
      <text:p text:style-name="P37">VER: Muestra versión del SO</text:p>
      <text:p text:style-name="P37">XCOPY: Copia estructuras completas de directorios. (/A copia atributos conforme están), <text:tab/>(/M Copia desactivando atributos de los copiados), (/D copia desde la fecha <text:tab/>indicada), (/S copia todo excepto directorios vacíos), (/E igual /S pero copia todo)</text:p>
      <text:p text:style-name="P30"/>
      <text:p text:style-name="P44">Redirección en MS-DOS</text:p>
      <text:p text:style-name="P38"/>
      <text:p text:style-name="P41">Dispositivos reconocidos por MS-DOS:</text:p>
      <text:p text:style-name="P38">CON: <text:span text:style-name="T17">D</text:span>e entrada el teclado y de salida el monitor. <text:span text:style-name="T17">Unidireccionales.</text:span></text:p>
      <text:p text:style-name="P38">PRN: Puerto paralelo para las impresoras.</text:p>
      <text:p text:style-name="P38">AUX: <text:span text:style-name="T16">Puerto serie para cualquier periférico.</text:span></text:p>
      <text:p text:style-name="P39">NUL: Dispositivo nulo, envía informacion a u<text:span text:style-name="T17">n</text:span> sitio sin que quede reflejo de ello.</text:p>
      <text:p text:style-name="P40">CLOCK$: Reloj, se puede cambiar la hora.</text:p>
      <text:p text:style-name="P40"/>
      <text:p text:style-name="P40"><text:span text:style-name="T21">Operadores:</text:span><text:span text:style-name="T17"> </text:span><text:span text:style-name="T18">Permiten v</text:span><text:span text:style-name="T17">aria</text:span><text:span text:style-name="T18">r</text:span><text:span text:style-name="T17"> la entrada o la salida de una orden.</text:span></text:p>
      <text:list xml:id="list2010987759" text:style-name="L15">
        <text:list-item>
          <text:p text:style-name="P68">&lt; : Redirección de entrada <text:span text:style-name="T18">(manda del archivo/dispositivo información a la orden)</text:span></text:p>
        </text:list-item>
        <text:list-item>
          <text:p text:style-name="P68">&gt; : Redirecc<text:span text:style-name="T19">ió</text:span>n de salida <text:span text:style-name="T18">(Manda informacion de la orden a un archivo/dispositivo)</text:span></text:p>
        </text:list-item>
        <text:list-item>
          <text:p text:style-name="P68">&gt;&gt; : Redirección de salida a un fichero existente <text:span text:style-name="T18">(Añade informacion a un fichero)</text:span></text:p>
        </text:list-item>
        <text:list-item>
          <text:p text:style-name="P68">2&gt; : Redirección de salida de error <text:span text:style-name="T18">(Manda mensajes de error a un fichero)</text:span></text:p>
        </text:list-item>
        <text:list-item>
          <text:p text:style-name="P68">2&gt;&gt; : Redirección de salida de error a un fichero existente <text:span text:style-name="T18">(Añade mensajes de error a un fichero)</text:span></text:p>
        </text:list-item>
        <text:list-item>
          <text:p text:style-name="P68">| : Redirección de salida de una orden a entrada de otra orden <text:span text:style-name="T18">(Manda la información de salida de un fichero a la entrada de otro) </text:span></text:p>
        </text:list-item>
        <text:list-item>
          <text:p text:style-name="P70">&amp; : Ejecuta el comando A y el comando B</text:p>
        </text:list-item>
        <text:list-item>
          <text:p text:style-name="P70">&amp;&amp; : Ejecuta el comando A y si es correcto también el B</text:p>
        </text:list-item>
        <text:list-item>
          <text:p text:style-name="P70">|| : Ejecuta el comando A y si <text:span text:style-name="T20">NO</text:span> es correcto ejecuta el B</text:p>
        </text:list-item>
        <text:list-item>
          <text:p text:style-name="P70">&amp;&amp; || : Ejecuta el comando A y si es correcto ejecuta el B, si no es correcto el C</text:p>
        </text:list-item>
      </text:list>
      <text:p text:style-name="P69"/>
      <text:p text:style-name="P75">Filtros MS-DOS</text:p>
      <text:list xml:id="list2611061413" text:style-name="L17">
        <text:list-item>
          <text:p text:style-name="P71">Reciben una entrada y devuelven una salida.</text:p>
          <text:list>
            <text:list-item>
              <text:p text:style-name="P71">MORE: Devuelve conjunto de caracteres con una pausa cada 23 lineas.</text:p>
            </text:list-item>
            <text:list-item>
              <text:p text:style-name="P71">SORT: Devuelve caracteres ordenados alfabéticamente en filas.</text:p>
              <text:list>
                <text:list-item>
                  <text:p text:style-name="P71">/R ordena inversamente, /+n(número) Indica carácter por el que empieza.</text:p>
                </text:list-item>
              </text:list>
            </text:list-item>
            <text:list-item>
              <text:p text:style-name="P71">FIND: Devuelve conjunto caracteres que contienen una cadena determinada.</text:p>
              <text:list>
                <text:list-item>
                  <text:p text:style-name="P71">La cadena debe de estar entrecomillada después de la orden</text:p>
                </text:list-item>
                <text:list-item>
                  <text:p text:style-name="P71">/I No distingue entre mayúsculas y minúsculas, /N añade número de linea, /V Muestra lineas que no coinciden con la cadena, /<text:span text:style-name="T22">C Indica con un número cuantas lineas tiene la cadena.</text:span></text:p>
                </text:list-item>
              </text:list>
            </text:list-item>
          </text:list>
        </text:list-item>
      </text:list>
      <text:p text:style-name="P72"/>
      <text:p text:style-name="P74">Variables de entorno de Windows</text:p>
      <text:p text:style-name="P73"/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10:33.909379088</meta:creation-date>
    <dc:date>2024-02-22T17:06:45.679713997</dc:date>
    <meta:editing-duration>PT1H44M36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5" meta:paragraph-count="172" meta:word-count="1708" meta:character-count="10485" meta:non-whitespace-character-count="9041"/>
  </office:meta>
</office:document-meta>
</file>